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R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ediaEModaCompleto_A</text:p>
          </table:table-cell>
          <table:table-cell office:value-type="string" calcext:value-type="string">
            <text:p>MediaEModaCompleto</text:p>
          </table:table-cell>
          <table:table-cell office:value-type="string" calcext:value-type="string">
            <text:p>MediaEModaMesmaClasse_A</text:p>
          </table:table-cell>
          <table:table-cell office:value-type="string" calcext:value-type="string">
            <text:p>MediaEModaMesmaClasse</text:p>
          </table:table-cell>
          <table:table-cell office:value-type="string" calcext:value-type="string">
            <text:p>kNNCompleto_A</text:p>
          </table:table-cell>
          <table:table-cell office:value-type="string" calcext:value-type="string">
            <text:p>kNNCompleto</text:p>
          </table:table-cell>
          <table:table-cell office:value-type="string" calcext:value-type="string">
            <text:p>kNNMesmaClasse_A</text:p>
          </table:table-cell>
          <table:table-cell office:value-type="string" calcext:value-type="string">
            <text:p>kNNMesmaClasse</text:p>
          </table:table-cell>
        </table:table-row>
        <table:table-row table:style-name="ro1">
          <table:table-cell office:value-type="string" calcext:value-type="string">
            <text:p>2Year</text:p>
          </table:table-cell>
          <table:table-cell office:value-type="float" office:value="93.0239906674782" calcext:value-type="float">
            <text:p>93.0239906674782</text:p>
          </table:table-cell>
          <table:table-cell office:value-type="float" office:value="95.7032866707243" calcext:value-type="float">
            <text:p>95.7032866707243</text:p>
          </table:table-cell>
          <table:table-cell office:value-type="float" office:value="94.4264049502942" calcext:value-type="float">
            <text:p>94.4264049502942</text:p>
          </table:table-cell>
          <table:table-cell office:value-type="float" office:value="95.4775816595658" calcext:value-type="float">
            <text:p>95.4775816595658</text:p>
          </table:table-cell>
          <table:table-cell office:value-type="float" office:value="95.7502028809089" calcext:value-type="float">
            <text:p>95.7502028809089</text:p>
          </table:table-cell>
          <table:table-cell office:value-type="float" office:value="93.5581380604585" calcext:value-type="float">
            <text:p>93.5581380604585</text:p>
          </table:table-cell>
          <table:table-cell office:value-type="float" office:value="93.5169278758369" calcext:value-type="float">
            <text:p>93.5169278758369</text:p>
          </table:table-cell>
          <table:table-cell office:value-type="float" office:value="93.9572428484479" calcext:value-type="float">
            <text:p>93.9572428484479</text:p>
          </table:table-cell>
          <table:table-cell office:value-type="float" office:value="93.9160326638263" calcext:value-type="float">
            <text:p>93.9160326638263</text:p>
          </table:table-cell>
        </table:table-row>
        <table:table-row table:style-name="ro1">
          <table:table-cell office:value-type="string" calcext:value-type="string">
            <text:p>3Year</text:p>
          </table:table-cell>
          <table:table-cell office:value-type="float" office:value="92.1298921455421" calcext:value-type="float">
            <text:p>92.1298921455421</text:p>
          </table:table-cell>
          <table:table-cell office:value-type="float" office:value="95.218116600742" calcext:value-type="float">
            <text:p>95.218116600742</text:p>
          </table:table-cell>
          <table:table-cell office:value-type="float" office:value="93.7599931209002" calcext:value-type="float">
            <text:p>93.7599931209002</text:p>
          </table:table-cell>
          <table:table-cell office:value-type="float" office:value="94.9712060536078" calcext:value-type="float">
            <text:p>94.9712060536078</text:p>
          </table:table-cell>
          <table:table-cell office:value-type="float" office:value="95.3213030980517" calcext:value-type="float">
            <text:p>95.3213030980517</text:p>
          </table:table-cell>
          <table:table-cell office:value-type="float" office:value="92.5939242807655" calcext:value-type="float">
            <text:p>92.5939242807655</text:p>
          </table:table-cell>
          <table:table-cell office:value-type="float" office:value="92.603444463553" calcext:value-type="float">
            <text:p>92.603444463553</text:p>
          </table:table-cell>
          <table:table-cell office:value-type="float" office:value="92.8884357418372" calcext:value-type="float">
            <text:p>92.8884357418372</text:p>
          </table:table-cell>
          <table:table-cell office:value-type="float" office:value="92.801832788738" calcext:value-type="float">
            <text:p>92.801832788738</text:p>
          </table:table-cell>
        </table:table-row>
        <table:table-row table:style-name="ro1">
          <table:table-cell office:value-type="string" calcext:value-type="string">
            <text:p>4Year</text:p>
          </table:table-cell>
          <table:table-cell office:value-type="float" office:value="91.7147375079064" calcext:value-type="float">
            <text:p>91.7147375079064</text:p>
          </table:table-cell>
          <table:table-cell office:value-type="float" office:value="94.9708517815728" calcext:value-type="float">
            <text:p>94.9708517815728</text:p>
          </table:table-cell>
          <table:table-cell office:value-type="float" office:value="93.6662977018764" calcext:value-type="float">
            <text:p>93.6662977018764</text:p>
          </table:table-cell>
          <table:table-cell office:value-type="float" office:value="94.9682163187856" calcext:value-type="float">
            <text:p>94.9682163187856</text:p>
          </table:table-cell>
          <table:table-cell office:value-type="float" office:value="95.1882774615222" calcext:value-type="float">
            <text:p>95.1882774615222</text:p>
          </table:table-cell>
          <table:table-cell office:value-type="float" office:value="92.3222116803711" calcext:value-type="float">
            <text:p>92.3222116803711</text:p>
          </table:table-cell>
          <table:table-cell office:value-type="float" office:value="92.31002266498" calcext:value-type="float">
            <text:p>92.31002266498</text:p>
          </table:table-cell>
          <table:table-cell office:value-type="float" office:value="92.6852466793169" calcext:value-type="float">
            <text:p>92.6852466793169</text:p>
          </table:table-cell>
          <table:table-cell office:value-type="float" office:value="92.6355023192073" calcext:value-type="float">
            <text:p>92.6355023192073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82.1615386444269" calcext:value-type="float">
            <text:p>82.1615386444269</text:p>
          </table:table-cell>
          <table:table-cell table:number-columns-repeated="2" office:value-type="float" office:value="81.973448054504" calcext:value-type="float">
            <text:p>81.973448054504</text:p>
          </table:table-cell>
          <table:table-cell table:number-columns-repeated="2" office:value-type="float" office:value="82.2048628814316" calcext:value-type="float">
            <text:p>82.2048628814316</text:p>
          </table:table-cell>
          <table:table-cell office:value-type="float" office:value="82.0375758504363" calcext:value-type="float">
            <text:p>82.0375758504363</text:p>
          </table:table-cell>
          <table:table-cell office:value-type="float" office:value="82.0985335802463" calcext:value-type="float">
            <text:p>82.0985335802463</text:p>
          </table:table-cell>
          <table:table-cell office:value-type="float" office:value="82.1096288116743" calcext:value-type="float">
            <text:p>82.1096288116743</text:p>
          </table:table-cell>
          <table:table-cell office:value-type="float" office:value="82.0810982165736" calcext:value-type="float">
            <text:p>82.0810982165736</text:p>
          </table:table-cell>
        </table:table-row>
        <table:table-row table:style-name="ro1">
          <table:table-cell office:value-type="string" calcext:value-type="string">
            <text:p>AdultAutism</text:p>
          </table:table-cell>
          <table:table-cell table:number-columns-repeated="9" office:value-type="float" office:value="96.8064516129032" calcext:value-type="float">
            <text:p>96.8064516129032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73.5985663082437" calcext:value-type="float">
            <text:p>73.5985663082437</text:p>
          </table:table-cell>
          <table:table-cell table:number-columns-repeated="4" office:value-type="float" office:value="73.8673835125448" calcext:value-type="float">
            <text:p>73.8673835125448</text:p>
          </table:table-cell>
          <table:table-cell table:number-columns-repeated="3" office:value-type="float" office:value="73.6433691756272" calcext:value-type="float">
            <text:p>73.6433691756272</text:p>
          </table:table-cell>
          <table:table-cell office:value-type="float" office:value="73.5873655913978" calcext:value-type="float">
            <text:p>73.5873655913978</text:p>
          </table:table-cell>
        </table:table-row>
        <table:table-row table:style-name="ro1">
          <table:table-cell office:value-type="string" calcext:value-type="string">
            <text:p>BreastCancerW</text:p>
          </table:table-cell>
          <table:table-cell office:value-type="float" office:value="93.6728110599078" calcext:value-type="float">
            <text:p>93.6728110599078</text:p>
          </table:table-cell>
          <table:table-cell table:number-columns-repeated="2" office:value-type="float" office:value="94.3364055299539" calcext:value-type="float">
            <text:p>94.3364055299539</text:p>
          </table:table-cell>
          <table:table-cell table:number-columns-repeated="2" office:value-type="float" office:value="94.5391705069124" calcext:value-type="float">
            <text:p>94.5391705069124</text:p>
          </table:table-cell>
          <table:table-cell table:number-columns-repeated="2" office:value-type="float" office:value="94.405529953917" calcext:value-type="float">
            <text:p>94.405529953917</text:p>
          </table:table-cell>
          <table:table-cell office:value-type="float" office:value="94.4377880184332" calcext:value-type="float">
            <text:p>94.4377880184332</text:p>
          </table:table-cell>
          <table:table-cell office:value-type="float" office:value="94.4147465437788" calcext:value-type="float">
            <text:p>94.4147465437788</text:p>
          </table:table-cell>
        </table:table-row>
        <table:table-row table:style-name="ro1">
          <table:table-cell office:value-type="string" calcext:value-type="string">
            <text:p>CollegesUSNews</text:p>
          </table:table-cell>
          <table:table-cell office:value-type="float" office:value="64.6374431031071" calcext:value-type="float">
            <text:p>64.6374431031071</text:p>
          </table:table-cell>
          <table:table-cell office:value-type="float" office:value="73.3946170591728" calcext:value-type="float">
            <text:p>73.3946170591728</text:p>
          </table:table-cell>
          <table:table-cell office:value-type="float" office:value="74.3247575697605" calcext:value-type="float">
            <text:p>74.3247575697605</text:p>
          </table:table-cell>
          <table:table-cell office:value-type="float" office:value="91.0672867603404" calcext:value-type="float">
            <text:p>91.0672867603404</text:p>
          </table:table-cell>
          <table:table-cell office:value-type="float" office:value="91.5620423510786" calcext:value-type="float">
            <text:p>91.5620423510786</text:p>
          </table:table-cell>
          <table:table-cell office:value-type="float" office:value="75.0941025133584" calcext:value-type="float">
            <text:p>75.0941025133584</text:p>
          </table:table-cell>
          <table:table-cell office:value-type="float" office:value="75.4478527607362" calcext:value-type="float">
            <text:p>75.4478527607362</text:p>
          </table:table-cell>
          <table:table-cell office:value-type="float" office:value="84.0318622600435" calcext:value-type="float">
            <text:p>84.0318622600435</text:p>
          </table:table-cell>
          <table:table-cell office:value-type="float" office:value="81.1424896101326" calcext:value-type="float">
            <text:p>81.1424896101326</text:p>
          </table:table-cell>
        </table:table-row>
        <table:table-row table:style-name="ro1">
          <table:table-cell office:value-type="string" calcext:value-type="string">
            <text:p>CongretionalVoting</text:p>
          </table:table-cell>
          <table:table-cell table:number-columns-repeated="3" office:value-type="float" office:value="92.9591595146493" calcext:value-type="float">
            <text:p>92.9591595146493</text:p>
          </table:table-cell>
          <table:table-cell table:number-columns-repeated="2" office:value-type="float" office:value="94.0541580349216" calcext:value-type="float">
            <text:p>94.0541580349216</text:p>
          </table:table-cell>
          <table:table-cell office:value-type="float" office:value="93.3660846404262" calcext:value-type="float">
            <text:p>93.3660846404262</text:p>
          </table:table-cell>
          <table:table-cell office:value-type="float" office:value="93.3512873631252" calcext:value-type="float">
            <text:p>93.3512873631252</text:p>
          </table:table-cell>
          <table:table-cell office:value-type="float" office:value="94.0245634803196" calcext:value-type="float">
            <text:p>94.0245634803196</text:p>
          </table:table-cell>
          <table:table-cell office:value-type="float" office:value="93.7212192956496" calcext:value-type="float">
            <text:p>93.7212192956496</text:p>
          </table:table-cell>
        </table:table-row>
        <table:table-row table:style-name="ro1">
          <table:table-cell office:value-type="string" calcext:value-type="string">
            <text:p>CreditApproval</text:p>
          </table:table-cell>
          <table:table-cell office:value-type="float" office:value="83.8286406861831" calcext:value-type="float">
            <text:p>83.8286406861831</text:p>
          </table:table-cell>
          <table:table-cell office:value-type="float" office:value="84.3134439679284" calcext:value-type="float">
            <text:p>84.3134439679284</text:p>
          </table:table-cell>
          <table:table-cell office:value-type="float" office:value="84.4626142084654" calcext:value-type="float">
            <text:p>84.4626142084654</text:p>
          </table:table-cell>
          <table:table-cell table:number-columns-repeated="2" office:value-type="float" office:value="84.3693828081298" calcext:value-type="float">
            <text:p>84.3693828081298</text:p>
          </table:table-cell>
          <table:table-cell office:value-type="float" office:value="84.3833675181801" calcext:value-type="float">
            <text:p>84.3833675181801</text:p>
          </table:table-cell>
          <table:table-cell office:value-type="float" office:value="84.3460749580458" calcext:value-type="float">
            <text:p>84.3460749580458</text:p>
          </table:table-cell>
          <table:table-cell office:value-type="float" office:value="84.5232146186836" calcext:value-type="float">
            <text:p>84.5232146186836</text:p>
          </table:table-cell>
          <table:table-cell office:value-type="float" office:value="84.4346447883647" calcext:value-type="float">
            <text:p>84.4346447883647</text:p>
          </table:table-cell>
        </table:table-row>
        <table:table-row table:style-name="ro1">
          <table:table-cell office:value-type="string" calcext:value-type="string">
            <text:p>JungleChessRatElephant</text:p>
          </table:table-cell>
          <table:table-cell office:value-type="float" office:value="96.0186526223393" calcext:value-type="float">
            <text:p>96.0186526223393</text:p>
          </table:table-cell>
          <table:table-cell table:number-columns-repeated="2" office:value-type="float" office:value="95.9286811498793" calcext:value-type="float">
            <text:p>95.9286811498793</text:p>
          </table:table-cell>
          <table:table-cell office:value-type="float" office:value="96.1459293394777" calcext:value-type="float">
            <text:p>96.1459293394777</text:p>
          </table:table-cell>
          <table:table-cell office:value-type="float" office:value="96.1810401579987" calcext:value-type="float">
            <text:p>96.1810401579987</text:p>
          </table:table-cell>
          <table:table-cell office:value-type="float" office:value="95.9220978714066" calcext:value-type="float">
            <text:p>95.9220978714066</text:p>
          </table:table-cell>
          <table:table-cell office:value-type="float" office:value="95.9341672152732" calcext:value-type="float">
            <text:p>95.9341672152732</text:p>
          </table:table-cell>
          <table:table-cell office:value-type="float" office:value="95.9884792626728" calcext:value-type="float">
            <text:p>95.9884792626728</text:p>
          </table:table-cell>
          <table:table-cell office:value-type="float" office:value="95.9758613122669" calcext:value-type="float">
            <text:p>95.9758613122669</text:p>
          </table:table-cell>
        </table:table-row>
        <table:table-row table:style-name="ro1">
          <table:table-cell office:value-type="string" calcext:value-type="string">
            <text:p>JungleChessRatPanther</text:p>
          </table:table-cell>
          <table:table-cell office:value-type="float" office:value="95.8430985297345" calcext:value-type="float">
            <text:p>95.8430985297345</text:p>
          </table:table-cell>
          <table:table-cell table:number-columns-repeated="2" office:value-type="float" office:value="95.8847926267281" calcext:value-type="float">
            <text:p>95.8847926267281</text:p>
          </table:table-cell>
          <table:table-cell office:value-type="float" office:value="95.9177090190915" calcext:value-type="float">
            <text:p>95.9177090190915</text:p>
          </table:table-cell>
          <table:table-cell office:value-type="float" office:value="95.9286811498793" calcext:value-type="float">
            <text:p>95.9286811498793</text:p>
          </table:table-cell>
          <table:table-cell office:value-type="float" office:value="95.8606539389949" calcext:value-type="float">
            <text:p>95.8606539389949</text:p>
          </table:table-cell>
          <table:table-cell office:value-type="float" office:value="95.8908272986614" calcext:value-type="float">
            <text:p>95.8908272986614</text:p>
          </table:table-cell>
          <table:table-cell office:value-type="float" office:value="95.8946675444371" calcext:value-type="float">
            <text:p>95.8946675444371</text:p>
          </table:table-cell>
          <table:table-cell office:value-type="float" office:value="95.8957647575159" calcext:value-type="float">
            <text:p>95.8957647575159</text:p>
          </table:table-cell>
        </table:table-row>
        <table:table-row table:style-name="ro1">
          <table:table-cell office:value-type="string" calcext:value-type="string">
            <text:p>MammographicMass</text:p>
          </table:table-cell>
          <table:table-cell office:value-type="float" office:value="78.5625752911257" calcext:value-type="float">
            <text:p>78.5625752911257</text:p>
          </table:table-cell>
          <table:table-cell office:value-type="float" office:value="82.9261143086602" calcext:value-type="float">
            <text:p>82.9261143086602</text:p>
          </table:table-cell>
          <table:table-cell office:value-type="float" office:value="82.9528844866818" calcext:value-type="float">
            <text:p>82.9528844866818</text:p>
          </table:table-cell>
          <table:table-cell table:number-columns-repeated="2" office:value-type="float" office:value="83.8630705394191" calcext:value-type="float">
            <text:p>83.8630705394191</text:p>
          </table:table-cell>
          <table:table-cell office:value-type="float" office:value="83.0532726542632" calcext:value-type="float">
            <text:p>83.0532726542632</text:p>
          </table:table-cell>
          <table:table-cell office:value-type="float" office:value="83.0766965600321" calcext:value-type="float">
            <text:p>83.0766965600321</text:p>
          </table:table-cell>
          <table:table-cell table:number-columns-repeated="2" office:value-type="float" office:value="83.3812073350288" calcext:value-type="float">
            <text:p>83.3812073350288</text:p>
          </table:table-cell>
        </table:table-row>
        <table:table-row table:style-name="ro1">
          <table:table-cell office:value-type="string" calcext:value-type="string">
            <text:p>Mice</text:p>
          </table:table-cell>
          <table:table-cell office:value-type="float" office:value="92.9593787335723" calcext:value-type="float">
            <text:p>92.9593787335723</text:p>
          </table:table-cell>
          <table:table-cell office:value-type="float" office:value="92.768219832736" calcext:value-type="float">
            <text:p>92.768219832736</text:p>
          </table:table-cell>
          <table:table-cell office:value-type="float" office:value="92.6009557945042" calcext:value-type="float">
            <text:p>92.6009557945042</text:p>
          </table:table-cell>
          <table:table-cell office:value-type="float" office:value="92.6606929510155" calcext:value-type="float">
            <text:p>92.6606929510155</text:p>
          </table:table-cell>
          <table:table-cell office:value-type="float" office:value="92.9832735961768" calcext:value-type="float">
            <text:p>92.9832735961768</text:p>
          </table:table-cell>
          <table:table-cell office:value-type="float" office:value="92.7114695340502" calcext:value-type="float">
            <text:p>92.7114695340502</text:p>
          </table:table-cell>
          <table:table-cell office:value-type="float" office:value="92.8488649940263" calcext:value-type="float">
            <text:p>92.8488649940263</text:p>
          </table:table-cell>
          <table:table-cell office:value-type="float" office:value="92.6816009557945" calcext:value-type="float">
            <text:p>92.6816009557945</text:p>
          </table:table-cell>
          <table:table-cell office:value-type="float" office:value="92.7592592592593" calcext:value-type="float">
            <text:p>92.7592592592593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table:number-columns-repeated="6" office:value-type="float" office:value="96.7603913533775" calcext:value-type="float">
            <text:p>96.7603913533775</text:p>
          </table:table-cell>
          <table:table-cell office:value-type="float" office:value="96.7599942821747" calcext:value-type="float">
            <text:p>96.7599942821747</text:p>
          </table:table-cell>
          <table:table-cell office:value-type="float" office:value="96.7631708517972" calcext:value-type="float">
            <text:p>96.7631708517972</text:p>
          </table:table-cell>
          <table:table-cell office:value-type="float" office:value="96.7580089261606" calcext:value-type="float">
            <text:p>96.7580089261606</text:p>
          </table:table-cell>
        </table:table-row>
        <table:table-row table:style-name="ro1">
          <table:table-cell/>
          <table:table-cell table:formula="of:=AVERAGE([.B2:.B16])" office:value-type="float" office:value="88.3118218520331" calcext:value-type="float">
            <text:p>88.3118218520331</text:p>
          </table:table-cell>
          <table:table-cell table:formula="of:=AVERAGE([.C2:.C16])" office:value-type="float" office:value="89.8540909050718" calcext:value-type="float">
            <text:p>89.8540909050718</text:p>
          </table:table-cell>
          <table:table-cell table:formula="of:=AVERAGE([.D2:.D16])" office:value-type="float" office:value="89.6473747458015" calcext:value-type="float">
            <text:p>89.6473747458015</text:p>
          </table:table-cell>
          <table:table-cell table:formula="of:=AVERAGE([.E2:.E16])" office:value-type="float" office:value="91.1782328901016" calcext:value-type="float">
            <text:p>91.1782328901016</text:p>
          </table:table-cell>
          <table:table-cell table:formula="of:=AVERAGE([.F2:.F16])" office:value-type="float" office:value="91.2919794630171" calcext:value-type="float">
            <text:p>91.2919794630171</text:p>
          </table:table-cell>
          <table:table-cell table:formula="of:=AVERAGE([.G2:.G16])" office:value-type="float" office:value="89.5012427092357" calcext:value-type="float">
            <text:p>89.5012427092357</text:p>
          </table:table-cell>
          <table:table-cell table:formula="of:=AVERAGE([.H2:.H16])" office:value-type="float" office:value="89.5360029839426" calcext:value-type="float">
            <text:p>89.5360029839426</text:p>
          </table:table-cell>
          <table:table-cell table:formula="of:=AVERAGE([.I2:.I16])" office:value-type="float" office:value="90.2544619464678" calcext:value-type="float">
            <text:p>90.2544619464678</text:p>
          </table:table-cell>
          <table:table-cell table:formula="of:=AVERAGE([.J2:.J16])" office:value-type="float" office:value="90.0207656680536" calcext:value-type="float">
            <text:p>90.020765668053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ediaEModaMesmaClasse</text:p>
          </table:table-cell>
          <table:table-cell office:value-type="float" office:value="91.2919794630171" calcext:value-type="float">
            <text:p>91.2919794630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MesmaClasse_A</text:p>
          </table:table-cell>
          <table:table-cell office:value-type="float" office:value="91.1782328901016" calcext:value-type="float">
            <text:p>91.1782328901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MesmaClasse_A</text:p>
          </table:table-cell>
          <table:table-cell office:value-type="float" office:value="90.2544619464678" calcext:value-type="float">
            <text:p>90.2544619464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MesmaClasse</text:p>
          </table:table-cell>
          <table:table-cell office:value-type="float" office:value="90.0207656680536" calcext:value-type="float">
            <text:p>90.0207656680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Completo_A</text:p>
          </table:table-cell>
          <table:table-cell office:value-type="float" office:value="89.8540909050718" calcext:value-type="float">
            <text:p>89.8540909050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Completo</text:p>
          </table:table-cell>
          <table:table-cell office:value-type="float" office:value="89.6473747458015" calcext:value-type="float">
            <text:p>89.6473747458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Completo</text:p>
          </table:table-cell>
          <table:table-cell office:value-type="float" office:value="89.5360029839426" calcext:value-type="float">
            <text:p>89.5360029839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Completo_A</text:p>
          </table:table-cell>
          <table:table-cell office:value-type="float" office:value="89.5012427092357" calcext:value-type="float">
            <text:p>89.5012427092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88.3118218520331" calcext:value-type="float">
            <text:p>88.3118218520331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JRip.A20:JRip.B2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17:27:22.778801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12T17:28:59.347757253</dc:date>
    <meta:editing-duration>PT1M36S</meta:editing-duration>
    <meta:editing-cycles>1</meta:editing-cycles>
    <meta:document-statistic meta:table-count="1" meta:cell-count="187" meta:object-count="0"/>
  </office:meta>
</office:document-meta>
</file>